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2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4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5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6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7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8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9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margin-top="0.1388in" fo:margin-bottom="0.0833in"/>
    </style:style>
    <style:style style:name="T2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/>
    </style:style>
    <style:style style:name="T3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4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P5" style:parent-style-name="Обычный" style:family="paragraph">
      <style:paragraph-properties fo:margin-top="0.0972in" fo:margin-bottom="0.0833in"/>
    </style:style>
    <style:style style:name="T6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7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8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9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10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11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P12" style:parent-style-name="Обычный" style:list-style-name="LFO1" style:family="paragraph">
      <style:paragraph-properties fo:margin-bottom="0.0972in" fo:line-height="115%"/>
    </style:style>
    <style:style style:name="T1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2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2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2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2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P29" style:parent-style-name="Обычный" style:family="paragraph">
      <style:paragraph-properties fo:margin-top="0.0972in" fo:margin-bottom="0.0833in"/>
    </style:style>
    <style:style style:name="T30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31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32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33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34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35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36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P37" style:parent-style-name="Обычный" style:list-style-name="LFO2" style:family="paragraph">
      <style:paragraph-properties fo:line-height="115%"/>
    </style:style>
    <style:style style:name="T38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3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T40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4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T42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4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T44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4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P46" style:parent-style-name="Обычный" style:list-style-name="LFO2" style:family="paragraph">
      <style:paragraph-properties fo:line-height="115%"/>
    </style:style>
    <style:style style:name="T4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63" style:parent-style-name="Обычный" style:list-style-name="LFO2" style:family="paragraph">
      <style:paragraph-properties fo:line-height="115%"/>
    </style:style>
    <style:style style:name="T6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67" style:parent-style-name="Обычный" style:list-style-name="LFO2" style:family="paragraph">
      <style:paragraph-properties fo:margin-bottom="0.0972in" fo:line-height="115%"/>
    </style:style>
    <style:style style:name="T6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90" style:parent-style-name="Обычный" style:family="paragraph">
      <style:paragraph-properties fo:margin-top="0.0972in" fo:margin-bottom="0.0833in"/>
    </style:style>
    <style:style style:name="T91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92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93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9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95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P96" style:parent-style-name="Обычный" style:list-style-name="LFO3" style:family="paragraph">
      <style:paragraph-properties fo:margin-bottom="0.0972in" fo:line-height="115%"/>
    </style:style>
    <style:style style:name="T9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9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9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0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0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0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0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0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0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0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0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0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0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1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1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1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1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1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1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1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1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1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1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120" style:parent-style-name="Обычный" style:family="paragraph">
      <style:paragraph-properties fo:margin-top="0.1388in" fo:margin-bottom="0.0833in"/>
    </style:style>
    <style:style style:name="T121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/>
    </style:style>
    <style:style style:name="T122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123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T124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125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T126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127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P128" style:parent-style-name="Обычный" style:family="paragraph">
      <style:paragraph-properties fo:margin-top="0.0972in" fo:margin-bottom="0.0833in"/>
    </style:style>
    <style:style style:name="T129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130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131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132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133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134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135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136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P137" style:parent-style-name="Обычный" style:list-style-name="LFO4" style:family="paragraph">
      <style:paragraph-properties fo:line-height="115%"/>
    </style:style>
    <style:style style:name="T138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13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T140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14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T142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14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T144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14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P146" style:parent-style-name="Обычный" style:list-style-name="LFO4" style:family="paragraph">
      <style:paragraph-properties fo:line-height="115%"/>
    </style:style>
    <style:style style:name="T14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4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4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5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5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5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5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5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5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5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5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5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5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6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161" style:parent-style-name="Обычный" style:list-style-name="LFO4" style:family="paragraph">
      <style:paragraph-properties fo:margin-bottom="0.0972in" fo:line-height="115%"/>
    </style:style>
    <style:style style:name="T16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6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6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6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6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6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6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6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7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7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172" style:parent-style-name="Обычный" style:family="paragraph">
      <style:paragraph-properties fo:margin-top="0.0972in" fo:margin-bottom="0.0833in"/>
    </style:style>
    <style:style style:name="T173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174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175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176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177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178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179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180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181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182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P183" style:parent-style-name="Обычный" style:list-style-name="LFO5" style:family="paragraph">
      <style:paragraph-properties fo:line-height="115%"/>
    </style:style>
    <style:style style:name="T184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18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T186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18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T188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18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T190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P191" style:parent-style-name="Обычный" style:list-style-name="LFO5" style:family="paragraph">
      <style:paragraph-properties fo:margin-bottom="0.0972in" fo:line-height="115%"/>
    </style:style>
    <style:style style:name="T19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9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9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9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9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9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19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19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20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0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20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0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204" style:parent-style-name="Обычный" style:family="paragraph">
      <style:paragraph-properties fo:margin-top="0.0972in" fo:margin-bottom="0.0833in"/>
    </style:style>
    <style:style style:name="T205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06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207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208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P209" style:parent-style-name="Обычный" style:list-style-name="LFO6" style:family="paragraph">
      <style:paragraph-properties fo:line-height="115%"/>
    </style:style>
    <style:style style:name="T21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1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212" style:parent-style-name="Обычный" style:list-style-name="LFO6" style:family="paragraph">
      <style:paragraph-properties fo:line-height="115%"/>
    </style:style>
    <style:style style:name="T21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1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1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216" style:parent-style-name="Обычный" style:list-style-name="LFO6" style:family="paragraph">
      <style:paragraph-properties fo:margin-bottom="0.0972in" fo:line-height="115%"/>
    </style:style>
    <style:style style:name="T217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21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P219" style:parent-style-name="Обычный" style:list-style-name="LFO6" style:family="paragraph">
      <style:paragraph-properties fo:margin-bottom="0.0972in" fo:line-height="115%"/>
    </style:style>
    <style:style style:name="T22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P221" style:parent-style-name="Обычный" style:family="paragraph">
      <style:paragraph-properties fo:margin-top="0.0972in" fo:margin-bottom="0.0833in"/>
    </style:style>
    <style:style style:name="T222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223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24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225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26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P227" style:parent-style-name="Обычный" style:list-style-name="LFO7" style:family="paragraph">
      <style:paragraph-properties fo:line-height="115%"/>
    </style:style>
    <style:style style:name="T22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2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23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3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23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3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23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3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23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3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23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3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240" style:parent-style-name="Обычный" style:list-style-name="LFO7" style:family="paragraph">
      <style:paragraph-properties fo:margin-bottom="0.0972in" fo:line-height="115%"/>
    </style:style>
    <style:style style:name="T24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4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24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4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245" style:parent-style-name="Обычный" style:family="paragraph">
      <style:paragraph-properties fo:margin-top="0.1388in" fo:margin-bottom="0.0833in"/>
    </style:style>
    <style:style style:name="T246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/>
    </style:style>
    <style:style style:name="T247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248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T249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250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T251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252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T253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254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T255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256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T257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258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P259" style:parent-style-name="Обычный" style:family="paragraph">
      <style:paragraph-properties fo:margin-top="0.0972in" fo:margin-bottom="0.0833in"/>
    </style:style>
    <style:style style:name="T260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261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262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263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26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265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266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267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268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269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P270" style:parent-style-name="Обычный" style:list-style-name="LFO8" style:family="paragraph">
      <style:paragraph-properties fo:margin-bottom="0.0972in" fo:line-height="115%"/>
    </style:style>
    <style:style style:name="T27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7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27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7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27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7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27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7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27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8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28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8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28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8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28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8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287" style:parent-style-name="Обычный" style:family="paragraph">
      <style:paragraph-properties fo:margin-top="0.0972in" fo:margin-bottom="0.0833in"/>
    </style:style>
    <style:style style:name="T288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289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90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291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92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P293" style:parent-style-name="Обычный" style:list-style-name="LFO9" style:family="paragraph">
      <style:paragraph-properties fo:margin-bottom="0.0972in" fo:line-height="115%"/>
    </style:style>
    <style:style style:name="T29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9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29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9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29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29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0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0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0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0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0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0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0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0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0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0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1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1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1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1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314" style:parent-style-name="Обычный" style:family="paragraph">
      <style:paragraph-properties fo:margin-top="0.0972in" fo:margin-bottom="0.0833in"/>
    </style:style>
    <style:style style:name="T315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316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317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318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319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P320" style:parent-style-name="Обычный" style:list-style-name="LFO10" style:family="paragraph">
      <style:paragraph-properties fo:margin-bottom="0.0972in" fo:line-height="115%"/>
    </style:style>
    <style:style style:name="T32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2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2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2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2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2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2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2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2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3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3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3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3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3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3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3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3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3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3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4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4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4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4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4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345" style:parent-style-name="Обычный" style:family="paragraph">
      <style:paragraph-properties fo:margin-top="0.0972in" fo:margin-bottom="0.0833in"/>
    </style:style>
    <style:style style:name="T346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347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348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349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350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P351" style:parent-style-name="Обычный" style:list-style-name="LFO11" style:family="paragraph">
      <style:paragraph-properties fo:margin-bottom="0.0972in" fo:line-height="115%"/>
    </style:style>
    <style:style style:name="T35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5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5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5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5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5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5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5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6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6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6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6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6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6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6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6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6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6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370" style:parent-style-name="Обычный" style:family="paragraph">
      <style:paragraph-properties fo:margin-top="0.0972in" fo:margin-bottom="0.0833in"/>
    </style:style>
    <style:style style:name="T371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372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373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37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375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P376" style:parent-style-name="Обычный" style:list-style-name="LFO12" style:family="paragraph">
      <style:paragraph-properties fo:margin-bottom="0.0972in" fo:line-height="115%"/>
    </style:style>
    <style:style style:name="T37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7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7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8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8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8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8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8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8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8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8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8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8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9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9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9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39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39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395" style:parent-style-name="Обычный" style:family="paragraph">
      <style:paragraph-properties fo:margin-top="0.1388in" fo:margin-bottom="0.0833in"/>
    </style:style>
    <style:style style:name="T396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/>
    </style:style>
    <style:style style:name="T397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398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T399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400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T401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402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P403" style:parent-style-name="Обычный" style:family="paragraph">
      <style:paragraph-properties fo:margin-top="0.0972in" fo:margin-bottom="0.0833in"/>
    </style:style>
    <style:style style:name="T404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405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406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407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408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409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410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411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P412" style:parent-style-name="Обычный" style:list-style-name="LFO13" style:family="paragraph">
      <style:paragraph-properties fo:margin-bottom="0.0972in" fo:line-height="115%"/>
    </style:style>
    <style:style style:name="T41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1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1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1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1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1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1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2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2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2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2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2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2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2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2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2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2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3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431" style:parent-style-name="Обычный" style:family="paragraph">
      <style:paragraph-properties fo:margin-top="0.0972in" fo:margin-bottom="0.0833in"/>
    </style:style>
    <style:style style:name="T432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433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434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P435" style:parent-style-name="Обычный" style:list-style-name="LFO14" style:family="paragraph">
      <style:paragraph-properties fo:margin-bottom="0.0972in" fo:line-height="115%"/>
    </style:style>
    <style:style style:name="T43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3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3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3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4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4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4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4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4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4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4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4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4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4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5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5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5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5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5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5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456" style:parent-style-name="Обычный" style:family="paragraph">
      <style:paragraph-properties fo:margin-top="0.0972in" fo:margin-bottom="0.0833in"/>
    </style:style>
    <style:style style:name="T457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458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459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460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461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P462" style:parent-style-name="Обычный" style:list-style-name="LFO15" style:family="paragraph">
      <style:paragraph-properties fo:margin-bottom="0.0972in" fo:line-height="115%"/>
    </style:style>
    <style:style style:name="T46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6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6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6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6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6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6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7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7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7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7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7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7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7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7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7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7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8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8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8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8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8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485" style:parent-style-name="Обычный" style:family="paragraph">
      <style:paragraph-properties fo:margin-top="0.0972in" fo:margin-bottom="0.0833in"/>
    </style:style>
    <style:style style:name="T486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487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488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489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490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P491" style:parent-style-name="Обычный" style:list-style-name="LFO16" style:family="paragraph">
      <style:paragraph-properties fo:margin-bottom="0.0972in" fo:line-height="115%"/>
    </style:style>
    <style:style style:name="T49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9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9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9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9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9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49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49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0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0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0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0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0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0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506" style:parent-style-name="Обычный" style:family="paragraph">
      <style:paragraph-properties fo:margin-top="0.1388in" fo:margin-bottom="0.0833in"/>
    </style:style>
    <style:style style:name="T507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/>
    </style:style>
    <style:style style:name="T508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509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T510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511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T512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513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P514" style:parent-style-name="Обычный" style:family="paragraph">
      <style:paragraph-properties fo:margin-top="0.0972in" fo:margin-bottom="0.0833in"/>
    </style:style>
    <style:style style:name="T515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516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517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518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519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520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521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522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P523" style:parent-style-name="Обычный" style:list-style-name="LFO17" style:family="paragraph">
      <style:paragraph-properties fo:line-height="115%"/>
    </style:style>
    <style:style style:name="T52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2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2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T52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2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T52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3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T53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3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3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3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3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3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3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3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3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540" style:parent-style-name="Обычный" style:list-style-name="LFO17" style:family="paragraph">
      <style:paragraph-properties fo:margin-bottom="0.0972in" fo:line-height="115%"/>
    </style:style>
    <style:style style:name="T54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4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4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4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4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4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4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4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4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5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5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T55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5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T55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555" style:parent-style-name="Обычный" style:family="paragraph">
      <style:paragraph-properties fo:margin-top="0.0972in" fo:margin-bottom="0.0833in"/>
    </style:style>
    <style:style style:name="T556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557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558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559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P560" style:parent-style-name="Обычный" style:list-style-name="LFO18" style:family="paragraph">
      <style:paragraph-properties fo:line-height="115%"/>
    </style:style>
    <style:style style:name="T56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6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6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6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6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6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6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6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6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T57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7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T57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7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T57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575" style:parent-style-name="Обычный" style:list-style-name="LFO18" style:family="paragraph">
      <style:paragraph-properties fo:margin-bottom="0.0972in" fo:line-height="115%"/>
    </style:style>
    <style:style style:name="T57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7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7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7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8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8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8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8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8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8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8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8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588" style:parent-style-name="Обычный" style:family="paragraph">
      <style:paragraph-properties fo:margin-top="0.0972in" fo:margin-bottom="0.0833in"/>
    </style:style>
    <style:style style:name="T589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590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591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592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593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594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P595" style:parent-style-name="Обычный" style:list-style-name="LFO19" style:family="paragraph">
      <style:paragraph-properties fo:margin-bottom="0.0972in" fo:line-height="115%"/>
    </style:style>
    <style:style style:name="T59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9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59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59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0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0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0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en" fo:country="US"/>
    </style:style>
    <style:style style:name="T60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0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0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0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0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0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0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1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T61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1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1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1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1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1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1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618" style:parent-style-name="Обычный" style:family="paragraph">
      <style:paragraph-properties fo:margin-top="0.1388in" fo:margin-bottom="0.0833in"/>
    </style:style>
    <style:style style:name="T619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/>
    </style:style>
    <style:style style:name="T620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621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T622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623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T624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625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T626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627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P628" style:parent-style-name="Обычный" style:family="paragraph">
      <style:paragraph-properties fo:margin-top="0.0972in" fo:margin-bottom="0.0833in"/>
    </style:style>
    <style:style style:name="T629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630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631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632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633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634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P635" style:parent-style-name="Обычный" style:list-style-name="LFO20" style:family="paragraph">
      <style:paragraph-properties fo:margin-bottom="0.0972in" fo:line-height="115%"/>
    </style:style>
    <style:style style:name="T63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3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3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3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4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4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4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4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4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4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4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4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4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4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5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5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5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5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654" style:parent-style-name="Обычный" style:family="paragraph">
      <style:paragraph-properties fo:margin-top="0.0972in" fo:margin-bottom="0.0833in"/>
    </style:style>
    <style:style style:name="T655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656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657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658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659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P660" style:parent-style-name="Обычный" style:list-style-name="LFO21" style:family="paragraph">
      <style:paragraph-properties fo:margin-bottom="0.0972in" fo:line-height="115%"/>
    </style:style>
    <style:style style:name="T66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6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6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6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6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6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6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6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6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7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7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7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7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7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7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7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7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7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679" style:parent-style-name="Обычный" style:family="paragraph">
      <style:paragraph-properties fo:margin-top="0.0972in" fo:margin-bottom="0.0833in"/>
    </style:style>
    <style:style style:name="T680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681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682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683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684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P685" style:parent-style-name="Обычный" style:list-style-name="LFO22" style:family="paragraph">
      <style:paragraph-properties fo:margin-bottom="0.0972in" fo:line-height="115%"/>
    </style:style>
    <style:style style:name="T68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8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8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8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9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9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9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9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9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9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9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9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69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69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0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0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0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0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0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0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706" style:parent-style-name="Обычный" style:family="paragraph">
      <style:paragraph-properties fo:margin-top="0.0972in" fo:margin-bottom="0.0833in"/>
    </style:style>
    <style:style style:name="T707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708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709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710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711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P712" style:parent-style-name="Обычный" style:list-style-name="LFO23" style:family="paragraph">
      <style:paragraph-properties fo:margin-bottom="0.0972in" fo:line-height="115%"/>
    </style:style>
    <style:style style:name="T71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1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1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1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1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1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1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2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2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2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2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2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2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2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2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2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2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3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3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3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733" style:parent-style-name="Обычный" style:family="paragraph">
      <style:paragraph-properties fo:margin-top="0.1388in" fo:margin-bottom="0.0833in"/>
    </style:style>
    <style:style style:name="T734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/>
    </style:style>
    <style:style style:name="T735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736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T737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738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T739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 fo:language="ru" fo:country="RU"/>
    </style:style>
    <style:style style:name="T740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 fo:language="ru" fo:country="RU"/>
    </style:style>
    <style:style style:name="T74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742" style:parent-style-name="Обычный" style:family="paragraph">
      <style:paragraph-properties fo:margin-top="0.0972in" fo:margin-bottom="0.0833in"/>
    </style:style>
    <style:style style:name="T743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744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745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746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747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748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T749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 fo:language="ru" fo:country="RU"/>
    </style:style>
    <style:style style:name="T750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 fo:language="ru" fo:country="RU"/>
    </style:style>
    <style:style style:name="P751" style:parent-style-name="Обычный" style:list-style-name="LFO24" style:family="paragraph">
      <style:paragraph-properties fo:margin-bottom="0.0972in" fo:line-height="115%"/>
    </style:style>
    <style:style style:name="T75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5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5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5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5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5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5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5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6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6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6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6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6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6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6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6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6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6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7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7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7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7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7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7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7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7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778" style:parent-style-name="Обычный" style:family="paragraph">
      <style:paragraph-properties fo:margin-top="0.0972in" fo:margin-bottom="0.0833in"/>
    </style:style>
    <style:style style:name="T779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780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781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782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783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78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785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P786" style:parent-style-name="Обычный" style:list-style-name="LFO25" style:family="paragraph">
      <style:paragraph-properties fo:margin-bottom="0.0972in" fo:line-height="115%"/>
    </style:style>
    <style:style style:name="T78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8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8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9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9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9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9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9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9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9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9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79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79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0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0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0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0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0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0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0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0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0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809" style:parent-style-name="Обычный" style:family="paragraph">
      <style:paragraph-properties fo:margin-top="0.1388in" fo:margin-bottom="0.0833in"/>
    </style:style>
    <style:style style:name="T810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/>
    </style:style>
    <style:style style:name="T811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/>
    </style:style>
    <style:style style:name="T812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8pt" style:font-size-asian="18pt"/>
    </style:style>
    <style:style style:name="T813" style:parent-style-name="Основнойшрифтабзаца" style:family="text">
      <style:text-properties style:font-name-asian="Calibri" style:font-name-complex="Calibri" fo:font-weight="bold" style:font-weight-asian="bold" fo:font-size="18pt" style:font-size-asian="18pt"/>
    </style:style>
    <style:style style:name="P814" style:parent-style-name="Обычный" style:family="paragraph">
      <style:paragraph-properties fo:margin-top="0.0972in" fo:margin-bottom="0.0833in"/>
    </style:style>
    <style:style style:name="T815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816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817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818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819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P820" style:parent-style-name="Обычный" style:list-style-name="LFO26" style:family="paragraph">
      <style:paragraph-properties fo:margin-bottom="0.0972in" fo:line-height="115%"/>
    </style:style>
    <style:style style:name="T82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2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2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2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2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2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2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2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2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3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3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3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3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3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3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3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3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3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3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4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841" style:parent-style-name="Обычный" style:family="paragraph">
      <style:paragraph-properties fo:margin-top="0.0972in" fo:margin-bottom="0.0833in"/>
    </style:style>
    <style:style style:name="T842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843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844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845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846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P847" style:parent-style-name="Обычный" style:list-style-name="LFO27" style:family="paragraph">
      <style:paragraph-properties fo:margin-bottom="0.0972in" fo:line-height="115%"/>
    </style:style>
    <style:style style:name="T84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4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5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5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5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5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5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5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5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5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5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5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6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6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6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6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6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6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6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6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6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6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870" style:parent-style-name="Обычный" style:family="paragraph">
      <style:paragraph-properties fo:margin-top="0.0972in" fo:margin-bottom="0.0833in"/>
    </style:style>
    <style:style style:name="T871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872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873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87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875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P876" style:parent-style-name="Обычный" style:list-style-name="LFO28" style:family="paragraph">
      <style:paragraph-properties fo:margin-bottom="0.0972in" fo:line-height="115%"/>
    </style:style>
    <style:style style:name="T87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7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7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8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8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8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8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8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8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8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8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8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8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9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9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92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93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94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95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96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97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898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899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900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901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902" style:parent-style-name="Обычный" style:family="paragraph">
      <style:paragraph-properties fo:margin-top="0.0972in" fo:margin-bottom="0.0833in"/>
    </style:style>
    <style:style style:name="T903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90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905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T906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907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4pt" style:font-size-asian="14pt"/>
    </style:style>
    <style:style style:name="P908" style:parent-style-name="Обычный" style:list-style-name="LFO29" style:family="paragraph">
      <style:paragraph-properties fo:margin-bottom="0.0972in" fo:line-height="115%"/>
    </style:style>
    <style:style style:name="T90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91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91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91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91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91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91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91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91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91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91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92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921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922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923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924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925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92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927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928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T929" style:parent-style-name="Основнойшрифтабзаца" style:family="text">
      <style:text-properties style:font-name-asian="Calibri" style:font-name-complex="Calibri" fo:font-size="12pt" style:font-size-asian="12pt" fo:language="ru" fo:country="RU"/>
    </style:style>
    <style:style style:name="T930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 fo:language="ru" fo:country="RU"/>
    </style:style>
    <style:style style:name="P931" style:parent-style-name="Обычный" style:family="paragraph">
      <style:paragraph-properties fo:margin-bottom="0.1965in"/>
      <style:text-properties fo:language="ru" fo:country="RU"/>
    </style:style>
    <style:style style:name="P932" style:parent-style-name="Обычный" style:family="paragraph">
      <style:paragraph-properties fo:margin-bottom="0.0972in" fo:line-height="115%"/>
      <style:text-properties fo:language="ru" fo:country="RU"/>
    </style:style>
  </office:automatic-styles>
  <office:body>
    <office:text text:use-soft-page-breaks="true">
      <text:p text:style-name="P1"><text:span text:style-name="T2">I</text:span><text:span text:style-name="T3">.<text:s/></text:span><text:span text:style-name="T4">Введение</text:span></text:p>
      <text:p text:style-name="P5"><text:span text:style-name="T6">A</text:span><text:span text:style-name="T7">.<text:s/></text:span><text:span text:style-name="T8">Цель</text:span><text:span text:style-name="T9"><text:s/></text:span><text:span text:style-name="T10">проекта</text:span><text:span text:style-name="T11">:</text:span></text:p>
      <text:list text:style-name="LFO1" text:continue-numbering="true">
        <text:list-item>
          <text:p text:style-name="P12"><text:span text:style-name="T13">Создание</text:span><text:span text:style-name="T14"><text:s/></text:span><text:span text:style-name="T15">функционального</text:span><text:span text:style-name="T16">,<text:s/></text:span><text:span text:style-name="T17">привлекательного</text:span><text:span text:style-name="T18"><text:s/></text:span><text:span text:style-name="T19">и</text:span><text:span text:style-name="T20"><text:s/></text:span><text:span text:style-name="T21">удобного</text:span><text:span text:style-name="T22"><text:s/></text:span><text:span text:style-name="T23">в</text:span><text:span text:style-name="T24"><text:s/></text:span><text:span text:style-name="T25">использовании</text:span><text:span text:style-name="T26"><text:s/></text:span><text:span text:style-name="T27">сайта по подбору фильмов на основе оценок пользователя с возможностью дальнейшего<text:s/></text:span><text:span text:style-name="T28">обсуждения и социальных коммуникаций</text:span></text:p>
        </text:list-item>
      </text:list>
      <text:p text:style-name="P29"><text:span text:style-name="T30">B.<text:s/></text:span><text:span text:style-name="T31">Описание</text:span><text:span text:style-name="T32"><text:s/></text:span><text:span text:style-name="T33">бизнес</text:span><text:span text:style-name="T34">-</text:span><text:span text:style-name="T35">задач</text:span><text:span text:style-name="T36">:</text:span></text:p>
      <text:list text:style-name="LFO2" text:continue-numbering="true">
        <text:list-item>
          <text:p text:style-name="P37"><text:span text:style-name="T38">Предложить</text:span><text:span text:style-name="T39"><text:s/></text:span><text:span text:style-name="T40">широкий</text:span><text:span text:style-name="T41"><text:s/></text:span><text:span text:style-name="T42">ассортимент</text:span><text:span text:style-name="T43"><text:s/></text:span><text:span text:style-name="T44">фильмов</text:span><text:span text:style-name="T45">.</text:span></text:p>
        </text:list-item>
        <text:list-item>
          <text:p text:style-name="P46"><text:span text:style-name="T47">Обеспечить</text:span><text:span text:style-name="T48"><text:s/></text:span><text:span text:style-name="T49">простой</text:span><text:span text:style-name="T50"><text:s/></text:span><text:span text:style-name="T51">и</text:span><text:span text:style-name="T52"><text:s/></text:span><text:span text:style-name="T53">интуитивно</text:span><text:span text:style-name="T54"><text:s/></text:span><text:span text:style-name="T55">понятный</text:span><text:span text:style-name="T56"><text:s/></text:span><text:span text:style-name="T57">интерфейс</text:span><text:span text:style-name="T58"><text:s/></text:span><text:span text:style-name="T59">для</text:span><text:span text:style-name="T60"><text:s/></text:span><text:span text:style-name="T61">пользователей</text:span><text:span text:style-name="T62">.</text:span></text:p>
        </text:list-item>
        <text:list-item>
          <text:p text:style-name="P63"><text:span text:style-name="T64">Предоставить возможность оценки фильмов, включая в себя возможность оставить<text:s/></text:span><text:span text:style-name="T65">комментарий и 10-бальную рейтинговую систему</text:span><text:span text:style-name="T66">.</text:span></text:p>
        </text:list-item>
        <text:list-item>
          <text:p text:style-name="P67"><text:span text:style-name="T68">Предоставить</text:span><text:span text:style-name="T69"><text:s/></text:span><text:span text:style-name="T70">возможность</text:span><text:span text:style-name="T71"><text:s/></text:span><text:span text:style-name="T72">оценки</text:span><text:span text:style-name="T73"><text:s/></text:span><text:span text:style-name="T74">и</text:span><text:span text:style-name="T75"><text:s/></text:span><text:span text:style-name="T76">отзывов</text:span><text:span text:style-name="T77"><text:s/></text:span><text:span text:style-name="T78">о</text:span><text:span text:style-name="T79"><text:s/></text:span><text:span text:style-name="T80">товарах</text:span><text:span text:style-name="T81"><text:s/></text:span><text:span text:style-name="T82">для</text:span><text:span text:style-name="T83"><text:s/></text:span><text:span text:style-name="T84">повышения</text:span><text:span text:style-name="T85"><text:s/></text:span><text:span text:style-name="T86">уровня</text:span><text:span text:style-name="T87"><text:s/></text:span><text:span text:style-name="T88">доверия</text:span><text:span text:style-name="T89">.</text:span></text:p>
        </text:list-item>
      </text:list>
      <text:p text:style-name="P90"><text:span text:style-name="T91">C.<text:s/></text:span><text:span text:style-name="T92">Ожидаемые</text:span><text:span text:style-name="T93"><text:s/></text:span><text:span text:style-name="T94">результаты</text:span><text:span text:style-name="T95">:</text:span></text:p>
      <text:list text:style-name="LFO3" text:continue-numbering="true">
        <text:list-item>
          <text:p text:style-name="P96"><text:span text:style-name="T97">Полнофункциональный</text:span><text:span text:style-name="T98"><text:s/></text:span><text:span text:style-name="T99">сайта по подбору фильмов на основе оценок пользователя с высокой</text:span><text:span text:style-name="T100"><text:s/></text:span><text:span text:style-name="T101">пользовательской</text:span><text:span text:style-name="T102"><text:s/></text:span><text:span text:style-name="T103">о</text:span><text:span text:style-name="T104">ценкой</text:span><text:span text:style-name="T105">,<text:s/></text:span><text:span text:style-name="T106">удовлетворяющий</text:span><text:span text:style-name="T107"><text:s/></text:span><text:span text:style-name="T108">бизнес</text:span><text:span text:style-name="T109">-</text:span><text:span text:style-name="T110">потребности</text:span><text:span text:style-name="T111"><text:s/></text:span><text:span text:style-name="T112">заказчика</text:span><text:span text:style-name="T113"><text:s/></text:span><text:span text:style-name="T114">и</text:span><text:span text:style-name="T115"><text:s/></text:span><text:span text:style-name="T116">конечных</text:span><text:span text:style-name="T117"><text:s/></text:span><text:span text:style-name="T118">пользователей</text:span><text:span text:style-name="T119">.</text:span></text:p>
        </text:list-item>
      </text:list>
      <text:p text:style-name="P120"><text:span text:style-name="T121">II</text:span><text:span text:style-name="T122">.<text:s/></text:span><text:span text:style-name="T123">Требования</text:span><text:span text:style-name="T124"><text:s/></text:span><text:span text:style-name="T125">к</text:span><text:span text:style-name="T126"><text:s/></text:span><text:span text:style-name="T127">функциональности</text:span></text:p>
      <text:p text:style-name="P128"><text:span text:style-name="T129">A</text:span><text:span text:style-name="T130">.<text:s/></text:span><text:span text:style-name="T131">Регистрация</text:span><text:span text:style-name="T132"><text:s/></text:span><text:span text:style-name="T133">и</text:span><text:span text:style-name="T134"><text:s/></text:span><text:span text:style-name="T135">аутентификация</text:span><text:span text:style-name="T136">:</text:span></text:p>
      <text:list text:style-name="LFO4" text:continue-numbering="true">
        <text:list-item>
          <text:p text:style-name="P137"><text:span text:style-name="T138">Возможность</text:span><text:span text:style-name="T139"><text:s/></text:span><text:span text:style-name="T140">регистрации</text:span><text:span text:style-name="T141"><text:s/></text:span><text:span text:style-name="T142">новых</text:span><text:span text:style-name="T143"><text:s/></text:span><text:span text:style-name="T144">пользователей</text:span><text:span text:style-name="T145">.</text:span></text:p>
        </text:list-item>
        <text:list-item>
          <text:p text:style-name="P146"><text:span text:style-name="T147">Вход</text:span><text:span text:style-name="T148"><text:s/></text:span><text:span text:style-name="T149">в</text:span><text:span text:style-name="T150"><text:s/></text:span><text:span text:style-name="T151">систему</text:span><text:span text:style-name="T152"><text:s/></text:span><text:span text:style-name="T153">с</text:span><text:span text:style-name="T154"><text:s/></text:span><text:span text:style-name="T155">использованием</text:span><text:span text:style-name="T156"><text:s/></text:span><text:span text:style-name="T157">социальных</text:span><text:span text:style-name="T158"><text:s/></text:span><text:span text:style-name="T159">сетей</text:span><text:span text:style-name="T160">.</text:span></text:p>
        </text:list-item>
        <text:list-item>
          <text:p text:style-name="P161"><text:span text:style-name="T162">Восстановление</text:span><text:span text:style-name="T163"><text:s/></text:span><text:span text:style-name="T164">пароля</text:span><text:span text:style-name="T165"><text:s/></text:span><text:span text:style-name="T166">через</text:span><text:span text:style-name="T167"><text:s/></text:span><text:span text:style-name="T168">электронную</text:span><text:span text:style-name="T169"><text:s/></text:span><text:span text:style-name="T170">почту</text:span><text:span text:style-name="T171">.</text:span></text:p>
        </text:list-item>
      </text:list>
      <text:p text:style-name="P172"><text:span text:style-name="T173">B</text:span><text:span text:style-name="T174">.<text:s/></text:span><text:span text:style-name="T175">Поиск</text:span><text:span text:style-name="T176"><text:s/></text:span><text:span text:style-name="T177">и</text:span><text:span text:style-name="T178"><text:s/></text:span><text:span text:style-name="T179">фильтрация</text:span><text:span text:style-name="T180"><text:s/></text:span><text:span text:style-name="T181">фильмов</text:span><text:span text:style-name="T182">:</text:span></text:p>
      <text:list text:style-name="LFO5" text:continue-numbering="true">
        <text:list-item>
          <text:p text:style-name="P183"><text:span text:style-name="T184">Поиск</text:span><text:span text:style-name="T185"><text:s/></text:span><text:span text:style-name="T186">фильмов</text:span><text:span text:style-name="T187"><text:s/></text:span><text:span text:style-name="T188">по</text:span><text:span text:style-name="T189"><text:s/></text:span><text:span text:style-name="T190">жанрам</text:span></text:p>
        </text:list-item>
        <text:list-item>
          <text:p text:style-name="P191"><text:span text:style-name="T192">Фильтрация</text:span><text:span text:style-name="T193"><text:s/></text:span><text:span text:style-name="T194">результатов</text:span><text:span text:style-name="T195"><text:s/></text:span><text:span text:style-name="T196">поиска</text:span><text:span text:style-name="T197"><text:s/></text:span><text:span text:style-name="T198">для</text:span><text:span text:style-name="T199"><text:s/></text:span><text:span text:style-name="T200">удобства</text:span><text:span text:style-name="T201"><text:s/></text:span><text:span text:style-name="T202">выбора</text:span><text:span text:style-name="T203">.</text:span></text:p>
        </text:list-item>
      </text:list>
      <text:p text:style-name="P204"><text:span text:style-name="T205">C</text:span><text:span text:style-name="T206">.<text:s/></text:span><text:span text:style-name="T207">Просмотр и подбор фильмов</text:span><text:span text:style-name="T208">:</text:span></text:p>
      <text:list text:style-name="LFO6" text:continue-numbering="true">
        <text:list-item>
          <text:p text:style-name="P209"><text:span text:style-name="T210">Страница фильма с ссылками на онлайн-кинотеатры где его можно посмотреть</text:span><text:span text:style-name="T211">.</text:span></text:p>
        </text:list-item>
        <text:list-item>
          <text:p text:style-name="P212"><text:span text:style-name="T213">Оценки и комме</text:span><text:span text:style-name="T214">нтарии к фильму на его сайте</text:span><text:span text:style-name="T215">.</text:span></text:p>
        </text:list-item>
        <text:list-item>
          <text:p text:style-name="P216"><text:span text:style-name="T217">Информация о фильме</text:span><text:span text:style-name="T218">.</text:span></text:p>
        </text:list-item>
        <text:list-item>
          <text:p text:style-name="P219"><text:span text:style-name="T220">Подбор фильмов на основе личных оценок пользователя.</text:span></text:p>
        </text:list-item>
      </text:list>
      <text:p text:style-name="P221"><text:span text:style-name="T222">D.<text:s/></text:span><text:span text:style-name="T223">Профиль</text:span><text:span text:style-name="T224"><text:s/></text:span><text:span text:style-name="T225">пользователя</text:span><text:span text:style-name="T226">:</text:span></text:p>
      <text:list text:style-name="LFO7" text:continue-numbering="true">
        <text:list-item>
          <text:p text:style-name="P227"><text:span text:style-name="T228">Возможность</text:span><text:span text:style-name="T229"><text:s/></text:span><text:span text:style-name="T230">просмотра</text:span><text:span text:style-name="T231"><text:s/></text:span><text:span text:style-name="T232">и</text:span><text:span text:style-name="T233"><text:s/></text:span><text:span text:style-name="T234">редактирования</text:span><text:span text:style-name="T235"><text:s/></text:span><text:span text:style-name="T236">персональной</text:span><text:span text:style-name="T237"><text:s/></text:span><text:span text:style-name="T238">информации</text:span><text:span text:style-name="T239">.</text:span></text:p>
        </text:list-item>
        <text:list-item>
          <text:p text:style-name="P240"><text:span text:style-name="T241">История</text:span><text:span text:style-name="T242"><text:s/></text:span><text:span text:style-name="T243">просмотров и оценок пользователя в его профиле</text:span><text:span text:style-name="T244">.</text:span></text:p>
        </text:list-item>
      </text:list>
      <text:p text:style-name="P245"><text:span text:style-name="T246">III</text:span><text:span text:style-name="T247">.<text:s/></text:span><text:span text:style-name="T248">Требования</text:span><text:span text:style-name="T249"><text:s/></text:span><text:span text:style-name="T250">к</text:span><text:span text:style-name="T251"><text:s/></text:span><text:span text:style-name="T252">дизайну</text:span><text:span text:style-name="T253"><text:s/></text:span><text:span text:style-name="T254">и</text:span><text:span text:style-name="T255"><text:s/></text:span><text:span text:style-name="T256">пользовательскому</text:span><text:span text:style-name="T257"><text:s/></text:span><text:span text:style-name="T258">интерфейсу</text:span></text:p>
      <text:soft-page-break/>
      <text:p text:style-name="P259"><text:span text:style-name="T260">A</text:span><text:span text:style-name="T261">.<text:s/></text:span><text:span text:style-name="T262">Общий</text:span><text:span text:style-name="T263"><text:s/></text:span><text:span text:style-name="T264">стиль</text:span><text:span text:style-name="T265"><text:s/></text:span><text:span text:style-name="T266">и</text:span><text:span text:style-name="T267"><text:s/></text:span><text:span text:style-name="T268">эстетика</text:span><text:span text:style-name="T269">:</text:span></text:p>
      <text:list text:style-name="LFO8" text:continue-numbering="true">
        <text:list-item>
          <text:p text:style-name="P270"><text:span text:style-name="T271">Современный</text:span><text:span text:style-name="T272">,<text:s/></text:span><text:span text:style-name="T273">привлекательный</text:span><text:span text:style-name="T274"><text:s/></text:span><text:span text:style-name="T275">и</text:span><text:span text:style-name="T276"><text:s/></text:span><text:span text:style-name="T277">эстетичный</text:span><text:span text:style-name="T278"><text:s/></text:span><text:span text:style-name="T279">дизайн</text:span><text:span text:style-name="T280">,<text:s/></text:span><text:span text:style-name="T281">соответствующий</text:span><text:span text:style-name="T282"><text:s/></text:span><text:span text:style-name="T283">тематике</text:span><text:span text:style-name="T284"><text:s/></text:span><text:span text:style-name="T285">сайт</text:span><text:span text:style-name="T286">.</text:span></text:p>
        </text:list-item>
      </text:list>
      <text:p text:style-name="P287"><text:span text:style-name="T288">B.<text:s/></text:span><text:span text:style-name="T289">Цветовая</text:span><text:span text:style-name="T290"><text:s/></text:span><text:span text:style-name="T291">схема</text:span><text:span text:style-name="T292">:</text:span></text:p>
      <text:list text:style-name="LFO9" text:continue-numbering="true">
        <text:list-item>
          <text:p text:style-name="P293"><text:span text:style-name="T294">Выбор</text:span><text:span text:style-name="T295"><text:s/></text:span><text:span text:style-name="T296">цветовой</text:span><text:span text:style-name="T297"><text:s/></text:span><text:span text:style-name="T298">палитры</text:span><text:span text:style-name="T299">,<text:s/></text:span><text:span text:style-name="T300">соответствующей</text:span><text:span text:style-name="T301"><text:s/></text:span><text:span text:style-name="T302">брендингу</text:span><text:span text:style-name="T303"><text:s/></text:span><text:span text:style-name="T304">магазина</text:span><text:span text:style-name="T305"><text:s/></text:span><text:span text:style-name="T306">и</text:span><text:span text:style-name="T307"><text:s/></text:span><text:span text:style-name="T308">удобный</text:span><text:span text:style-name="T309"><text:s/></text:span><text:span text:style-name="T310">для</text:span><text:span text:style-name="T311"><text:s/></text:span><text:span text:style-name="T312">пользователей</text:span><text:span text:style-name="T313">.</text:span></text:p>
        </text:list-item>
      </text:list>
      <text:p text:style-name="P314"><text:span text:style-name="T315">C.<text:s/></text:span><text:span text:style-name="T316">Макеты</text:span><text:span text:style-name="T317"><text:s/></text:span><text:span text:style-name="T318">страниц</text:span><text:span text:style-name="T319">:</text:span></text:p>
      <text:list text:style-name="LFO10" text:continue-numbering="true">
        <text:list-item>
          <text:p text:style-name="P320"><text:span text:style-name="T321">Разработка</text:span><text:span text:style-name="T322"><text:s/></text:span><text:span text:style-name="T323">макетов</text:span><text:span text:style-name="T324"><text:s/></text:span><text:span text:style-name="T325">для</text:span><text:span text:style-name="T326"><text:s/></text:span><text:span text:style-name="T327">главной</text:span><text:span text:style-name="T328"><text:s/></text:span><text:span text:style-name="T329">страницы</text:span><text:span text:style-name="T330">,<text:s/></text:span><text:span text:style-name="T331">страницы</text:span><text:span text:style-name="T332"><text:s/></text:span><text:span text:style-name="T333">фильма,</text:span><text:span text:style-name="T334"><text:s/></text:span><text:span text:style-name="T335">страницы</text:span><text:span text:style-name="T336"><text:s/></text:span><text:span text:style-name="T337">с рекомендациями</text:span><text:span text:style-name="T338"><text:s/></text:span><text:span text:style-name="T339">и</text:span><text:span text:style-name="T340"><text:s/></text:span><text:span text:style-name="T341">профиля</text:span><text:span text:style-name="T342"><text:s/></text:span><text:span text:style-name="T343">пользователя</text:span><text:span text:style-name="T344">.</text:span></text:p>
        </text:list-item>
      </text:list>
      <text:p text:style-name="P345"><text:span text:style-name="T346">D.<text:s/></text:span><text:span text:style-name="T347">Адаптивный</text:span><text:span text:style-name="T348"><text:s/></text:span><text:span text:style-name="T349">дизайн</text:span><text:span text:style-name="T350">:</text:span></text:p>
      <text:list text:style-name="LFO11" text:continue-numbering="true">
        <text:list-item>
          <text:p text:style-name="P351"><text:span text:style-name="T352">Гарантирование</text:span><text:span text:style-name="T353"><text:s/></text:span><text:span text:style-name="T354">отличного</text:span><text:span text:style-name="T355"><text:s/></text:span><text:span text:style-name="T356">отображения</text:span><text:span text:style-name="T357"><text:s/></text:span><text:span text:style-name="T358">на</text:span><text:span text:style-name="T359"><text:s/></text:span><text:span text:style-name="T360">различных</text:span><text:span text:style-name="T361"><text:s/></text:span><text:span text:style-name="T362">устройствах</text:span><text:span text:style-name="T363"><text:s/>(</text:span><text:span text:style-name="T364">компьютеры</text:span><text:span text:style-name="T365">,<text:s/></text:span><text:span text:style-name="T366">планшеты</text:span><text:span text:style-name="T367">,<text:s/></text:span><text:span text:style-name="T368">смартфоны</text:span><text:span text:style-name="T369">).</text:span></text:p>
        </text:list-item>
      </text:list>
      <text:p text:style-name="P370"><text:span text:style-name="T371">E.<text:s/></text:span><text:span text:style-name="T372">Интерактивные</text:span><text:span text:style-name="T373"><text:s/></text:span><text:span text:style-name="T374">элементы</text:span><text:span text:style-name="T375">:</text:span></text:p>
      <text:list text:style-name="LFO12" text:continue-numbering="true">
        <text:list-item>
          <text:p text:style-name="P376"><text:span text:style-name="T377">Использование</text:span><text:span text:style-name="T378"><text:s/></text:span><text:span text:style-name="T379">анимаций</text:span><text:span text:style-name="T380"><text:s/></text:span><text:span text:style-name="T381">и</text:span><text:span text:style-name="T382"><text:s/></text:span><text:span text:style-name="T383">интерактивных</text:span><text:span text:style-name="T384"><text:s/></text:span><text:span text:style-name="T385">элементов</text:span><text:span text:style-name="T386"><text:s/></text:span><text:span text:style-name="T387">для</text:span><text:span text:style-name="T388"><text:s/></text:span><text:span text:style-name="T389">улучшения</text:span><text:span text:style-name="T390"><text:s/></text:span><text:span text:style-name="T391">пользовательского</text:span><text:span text:style-name="T392"><text:s/></text:span><text:span text:style-name="T393">опыта</text:span><text:span text:style-name="T394">.</text:span></text:p>
        </text:list-item>
      </text:list>
      <text:p text:style-name="P395"><text:span text:style-name="T396">IV</text:span><text:span text:style-name="T397">.<text:s/></text:span><text:span text:style-name="T398">Требования</text:span><text:span text:style-name="T399"><text:s/></text:span><text:span text:style-name="T400">к</text:span><text:span text:style-name="T401"><text:s/></text:span><text:span text:style-name="T402">производительности</text:span></text:p>
      <text:p text:style-name="P403"><text:span text:style-name="T404">A</text:span><text:span text:style-name="T405">.<text:s/></text:span><text:span text:style-name="T406">Скорость</text:span><text:span text:style-name="T407"><text:s/></text:span><text:span text:style-name="T408">загрузки</text:span><text:span text:style-name="T409"><text:s/></text:span><text:span text:style-name="T410">страниц</text:span><text:span text:style-name="T411">:</text:span></text:p>
      <text:list text:style-name="LFO13" text:continue-numbering="true">
        <text:list-item>
          <text:p text:style-name="P412"><text:span text:style-name="T413">Оптимизация</text:span><text:span text:style-name="T414"><text:s/></text:span><text:span text:style-name="T415">кода</text:span><text:span text:style-name="T416"><text:s/></text:span><text:span text:style-name="T417">и</text:span><text:span text:style-name="T418"><text:s/></text:span><text:span text:style-name="T419">ресурсов</text:span><text:span text:style-name="T420"><text:s/></text:span><text:span text:style-name="T421">для</text:span><text:span text:style-name="T422"><text:s/></text:span><text:span text:style-name="T423">быстрой</text:span><text:span text:style-name="T424"><text:s/></text:span><text:span text:style-name="T425">загрузки</text:span><text:span text:style-name="T426"><text:s/></text:span><text:span text:style-name="T427">страниц</text:span><text:span text:style-name="T428"><text:s/></text:span><text:span text:style-name="T429">сайта</text:span><text:span text:style-name="T430">.</text:span></text:p>
        </text:list-item>
      </text:list>
      <text:p text:style-name="P431"><text:span text:style-name="T432">B.<text:s/></text:span><text:span text:style-name="T433">Масштабируемость</text:span><text:span text:style-name="T434">:</text:span></text:p>
      <text:list text:style-name="LFO14" text:continue-numbering="true">
        <text:list-item>
          <text:p text:style-name="P435"><text:span text:style-name="T436">Обеспечение</text:span><text:span text:style-name="T437"><text:s/></text:span><text:span text:style-name="T438">возможности</text:span><text:span text:style-name="T439"><text:s/></text:span><text:span text:style-name="T440">масштабирования</text:span><text:span text:style-name="T441"><text:s/></text:span><text:span text:style-name="T442">системы</text:span><text:span text:style-name="T443"><text:s/></text:span><text:span text:style-name="T444">с</text:span><text:span text:style-name="T445"><text:s/></text:span><text:span text:style-name="T446">увеличением</text:span><text:span text:style-name="T447"><text:s/></text:span><text:span text:style-name="T448">трафика</text:span><text:span text:style-name="T449"><text:s/></text:span><text:span text:style-name="T450">и</text:span><text:span text:style-name="T451"><text:s/></text:span><text:span text:style-name="T452">числа</text:span><text:span text:style-name="T453"><text:s/></text:span><text:span text:style-name="T454">пользователей</text:span><text:span text:style-name="T455">.</text:span></text:p>
        </text:list-item>
      </text:list>
      <text:p text:style-name="P456"><text:span text:style-name="T457">C.<text:s/></text:span><text:span text:style-name="T458">Безопасность</text:span><text:span text:style-name="T459"><text:s/></text:span><text:span text:style-name="T460">данных</text:span><text:span text:style-name="T461">:</text:span></text:p>
      <text:list text:style-name="LFO15" text:continue-numbering="true">
        <text:list-item>
          <text:p text:style-name="P462"><text:span text:style-name="T463">Гарантировать</text:span><text:span text:style-name="T464"><text:s/></text:span><text:span text:style-name="T465">защиту</text:span><text:span text:style-name="T466"><text:s/></text:span><text:span text:style-name="T467">пользовательских</text:span><text:span text:style-name="T468"><text:s/></text:span><text:span text:style-name="T469">данных</text:span><text:span text:style-name="T470">,<text:s/></text:span><text:span text:style-name="T471">в</text:span><text:span text:style-name="T472"><text:s/></text:span><text:span text:style-name="T473">том</text:span><text:span text:style-name="T474"><text:s/></text:span><text:span text:style-name="T475">числе</text:span><text:span text:style-name="T476"><text:s/></text:span><text:span text:style-name="T477">при</text:span><text:span text:style-name="T478"><text:s/></text:span><text:span text:style-name="T479">передаче</text:span><text:span text:style-name="T480"><text:s/></text:span><text:span text:style-name="T481">через</text:span><text:span text:style-name="T482"><text:s/></text:span><text:span text:style-name="T483">сеть</text:span><text:span text:style-name="T484">.</text:span></text:p>
        </text:list-item>
      </text:list>
      <text:p text:style-name="P485"><text:span text:style-name="T486">D.<text:s/></text:span><text:span text:style-name="T487">Оптимизация</text:span><text:span text:style-name="T488"><text:s/></text:span><text:span text:style-name="T489">изображений</text:span><text:span text:style-name="T490">:</text:span></text:p>
      <text:list text:style-name="LFO16" text:continue-numbering="true">
        <text:list-item>
          <text:p text:style-name="P491"><text:span text:style-name="T492">Автоматическая</text:span><text:span text:style-name="T493"><text:s/></text:span><text:span text:style-name="T494">оптимизация</text:span><text:span text:style-name="T495"><text:s/></text:span><text:span text:style-name="T496">изображений</text:span><text:span text:style-name="T497"><text:s/></text:span><text:span text:style-name="T498">для</text:span><text:span text:style-name="T499"><text:s/></text:span><text:span text:style-name="T500">улучшения</text:span><text:span text:style-name="T501"><text:s/></text:span><text:span text:style-name="T502">производительности</text:span><text:span text:style-name="T503"><text:s/></text:span><text:span text:style-name="T504">сайта</text:span><text:span text:style-name="T505">.</text:span></text:p>
        </text:list-item>
      </text:list>
      <text:p text:style-name="P506"><text:span text:style-name="T507">V</text:span><text:span text:style-name="T508">.<text:s/></text:span><text:span text:style-name="T509">Архитектура</text:span><text:span text:style-name="T510"><text:s/></text:span><text:span text:style-name="T511">и</text:span><text:span text:style-name="T512"><text:s/></text:span><text:span text:style-name="T513">технологии</text:span></text:p>
      <text:p text:style-name="P514"><text:span text:style-name="T515">A</text:span><text:span text:style-name="T516">.<text:s/></text:span><text:span text:style-name="T517">Front</text:span><text:span text:style-name="T518">-</text:span><text:span text:style-name="T519">end</text:span><text:span text:style-name="T520"><text:s/></text:span><text:span text:style-name="T521">технологии</text:span><text:span text:style-name="T522">:</text:span></text:p>
      <text:list text:style-name="LFO17" text:continue-numbering="true">
        <text:list-item>
          <text:p text:style-name="P523"><text:span text:style-name="T524">Использование</text:span><text:span text:style-name="T525"><text:s/></text:span><text:span text:style-name="T526">HTML</text:span><text:span text:style-name="T527">,<text:s/></text:span><text:span text:style-name="T528">CSS</text:span><text:span text:style-name="T529">,<text:s/></text:span><text:span text:style-name="T530">JavaScript</text:span><text:span text:style-name="T531"><text:s/></text:span><text:span text:style-name="T532">для</text:span><text:span text:style-name="T533"><text:s/></text:span><text:span text:style-name="T534">разработки</text:span><text:span text:style-name="T535"><text:s/></text:span><text:span text:style-name="T536">клиентской</text:span><text:span text:style-name="T537"><text:s/></text:span><text:span text:style-name="T538">части</text:span><text:span text:style-name="T539">.</text:span></text:p>
        </text:list-item>
        <text:list-item>
          <text:p text:style-name="P540"><text:span text:style-name="T541">Работа</text:span><text:span text:style-name="T542"><text:s/></text:span><text:span text:style-name="T543">с</text:span><text:span text:style-name="T544"><text:s/></text:span><text:span text:style-name="T545">фреймворками</text:span><text:span text:style-name="T546">,<text:s/></text:span><text:span text:style-name="T547">такими</text:span><text:span text:style-name="T548"><text:s/></text:span><text:span text:style-name="T549">как</text:span><text:span text:style-name="T550"><text:s/></text:span><text:span text:style-name="T551">React</text:span><text:span text:style-name="T552">,<text:s/></text:span><text:span text:style-name="T553">Bootstrap</text:span><text:span text:style-name="T554">.</text:span></text:p>
        </text:list-item>
      </text:list>
      <text:p text:style-name="P555"><text:span text:style-name="T556">B.<text:s/></text:span><text:span text:style-name="T557">Back-end<text:s/></text:span><text:span text:style-name="T558">технологии</text:span><text:span text:style-name="T559">:</text:span></text:p>
      <text:list text:style-name="LFO18" text:continue-numbering="true">
        <text:list-item>
          <text:p text:style-name="P560"><text:span text:style-name="T561">Выбор</text:span><text:span text:style-name="T562"><text:s/></text:span><text:span text:style-name="T563">языка</text:span><text:span text:style-name="T564"><text:s/></text:span><text:span text:style-name="T565">программирования</text:span><text:span text:style-name="T566"><text:s/>(</text:span><text:span text:style-name="T567">например</text:span><text:span text:style-name="T568">,<text:s/></text:span><text:span text:style-name="T569">Python</text:span><text:span text:style-name="T570">,<text:s/></text:span><text:span text:style-name="T571">Node</text:span><text:span text:style-name="T572">.</text:span><text:span text:style-name="T573">js</text:span><text:span text:style-name="T574">).</text:span></text:p>
        </text:list-item>
        <text:list-item>
          <text:p text:style-name="P575"><text:span text:style-name="T576">Разработка</text:span><text:span text:style-name="T577"><text:s/></text:span><text:span text:style-name="T578">серверной</text:span><text:span text:style-name="T579"><text:s/></text:span><text:span text:style-name="T580">части</text:span><text:span text:style-name="T581"><text:s/></text:span><text:span text:style-name="T582">с</text:span><text:span text:style-name="T583"><text:s/></text:span><text:span text:style-name="T584">использованием</text:span><text:span text:style-name="T585"><text:s/></text:span><text:span text:style-name="T586">фреймворка</text:span><text:span text:style-name="T587">.</text:span></text:p>
        </text:list-item>
      </text:list>
      <text:p text:style-name="P588"><text:span text:style-name="T589">C</text:span><text:span text:style-name="T590">.<text:s/></text:span><text:span text:style-name="T591">База</text:span><text:span text:style-name="T592"><text:s/></text:span><text:span text:style-name="T593">данных</text:span><text:span text:style-name="T594">:</text:span></text:p>
      <text:list text:style-name="LFO19" text:continue-numbering="true">
        <text:list-item>
          <text:p text:style-name="P595"><text:span text:style-name="T596">Использование</text:span><text:span text:style-name="T597"><text:s/></text:span><text:span text:style-name="T598">реляционной</text:span><text:span text:style-name="T599"><text:s/></text:span><text:span text:style-name="T600">или</text:span><text:span text:style-name="T601"><text:s/></text:span><text:span text:style-name="T602">PhpMyAdmin</text:span><text:span text:style-name="T603"><text:s/></text:span><text:span text:style-name="T604">базы</text:span><text:span text:style-name="T605"><text:s/></text:span><text:span text:style-name="T606">данных</text:span><text:span text:style-name="T607"><text:s/>(</text:span><text:span text:style-name="T608">например</text:span><text:span text:style-name="T609">,<text:s/></text:span><text:span text:style-name="T610">MySQL</text:span><text:span text:style-name="T611">)<text:s/></text:span><text:span text:style-name="T612">для</text:span><text:span text:style-name="T613"><text:s/></text:span><text:span text:style-name="T614">хранения</text:span><text:span text:style-name="T615"><text:s/></text:span><text:span text:style-name="T616">данных</text:span><text:span text:style-name="T617">.</text:span></text:p>
        </text:list-item>
      </text:list>
      <text:p text:style-name="P618"><text:span text:style-name="T619">VI</text:span><text:span text:style-name="T620">.<text:s/></text:span><text:span text:style-name="T621">Тестирование</text:span><text:span text:style-name="T622"><text:s/></text:span><text:span text:style-name="T623">и</text:span><text:span text:style-name="T624"><text:s/></text:span><text:span text:style-name="T625">контроль</text:span><text:span text:style-name="T626"><text:s/></text:span><text:span text:style-name="T627">качества</text:span></text:p>
      <text:p text:style-name="P628"><text:span text:style-name="T629">A</text:span><text:span text:style-name="T630">.<text:s/></text:span><text:span text:style-name="T631">План</text:span><text:span text:style-name="T632"><text:s/></text:span><text:span text:style-name="T633">тестирования</text:span><text:span text:style-name="T634">:</text:span></text:p>
      <text:list text:style-name="LFO20" text:continue-numbering="true">
        <text:list-item>
          <text:p text:style-name="P635"><text:span text:style-name="T636">Разработка</text:span><text:span text:style-name="T637"><text:s/></text:span><text:span text:style-name="T638">плана</text:span><text:span text:style-name="T639"><text:s/></text:span><text:span text:style-name="T640">тестирования</text:span><text:span text:style-name="T641"><text:s/></text:span><text:span text:style-name="T642">для</text:span><text:span text:style-name="T643"><text:s/></text:span><text:span text:style-name="T644">проверки</text:span><text:span text:style-name="T645"><text:s/></text:span><text:span text:style-name="T646">функциональности</text:span><text:span text:style-name="T647">,<text:s/></text:span><text:span text:style-name="T648">производительности</text:span><text:span text:style-name="T649"><text:s/></text:span><text:span text:style-name="T650">и</text:span><text:span text:style-name="T651"><text:s/></text:span><text:span text:style-name="T652">безопасности</text:span><text:span text:style-name="T653">.</text:span></text:p>
        </text:list-item>
      </text:list>
      <text:p text:style-name="P654"><text:span text:style-name="T655">B.<text:s/></text:span><text:span text:style-name="T656">Автоматизированное</text:span><text:span text:style-name="T657"><text:s/></text:span><text:span text:style-name="T658">тестирование</text:span><text:span text:style-name="T659">:</text:span></text:p>
      <text:list text:style-name="LFO21" text:continue-numbering="true">
        <text:list-item>
          <text:p text:style-name="P660"><text:span text:style-name="T661">Разработка</text:span><text:span text:style-name="T662"><text:s/></text:span><text:span text:style-name="T663">автоматизированных</text:span><text:span text:style-name="T664"><text:s/></text:span><text:span text:style-name="T665">тестов</text:span><text:span text:style-name="T666"><text:s/></text:span><text:span text:style-name="T667">для</text:span><text:span text:style-name="T668"><text:s/></text:span><text:span text:style-name="T669">регулярной</text:span><text:span text:style-name="T670"><text:s/></text:span><text:span text:style-name="T671">проверки</text:span><text:span text:style-name="T672"><text:s/></text:span><text:span text:style-name="T673">основных</text:span><text:span text:style-name="T674"><text:s/></text:span><text:span text:style-name="T675">функций</text:span><text:span text:style-name="T676"><text:s/></text:span><text:span text:style-name="T677">приложения</text:span><text:span text:style-name="T678">.</text:span></text:p>
        </text:list-item>
      </text:list>
      <text:p text:style-name="P679"><text:span text:style-name="T680">C.<text:s/></text:span><text:span text:style-name="T681">Тестирование</text:span><text:span text:style-name="T682"><text:s/></text:span><text:span text:style-name="T683">безопасности</text:span><text:span text:style-name="T684">:</text:span></text:p>
      <text:list text:style-name="LFO22" text:continue-numbering="true">
        <text:list-item>
          <text:p text:style-name="P685"><text:span text:style-name="T686">Проведение</text:span><text:span text:style-name="T687"><text:s/></text:span><text:span text:style-name="T688">тестирования</text:span><text:span text:style-name="T689"><text:s/></text:span><text:span text:style-name="T690">на</text:span><text:span text:style-name="T691"><text:s/></text:span><text:span text:style-name="T692">наличие</text:span><text:span text:style-name="T693"><text:s/></text:span><text:span text:style-name="T694">уязвимостей</text:span><text:span text:style-name="T695"><text:s/></text:span><text:span text:style-name="T696">и</text:span><text:span text:style-name="T697"><text:s/></text:span><text:span text:style-name="T698">обеспечение</text:span><text:span text:style-name="T699"><text:s/></text:span><text:span text:style-name="T700">безопасности</text:span><text:span text:style-name="T701"><text:s/></text:span><text:span text:style-name="T702">данных</text:span><text:span text:style-name="T703"><text:s/></text:span><text:span text:style-name="T704">пользователей</text:span><text:span text:style-name="T705">.</text:span></text:p>
        </text:list-item>
      </text:list>
      <text:p text:style-name="P706"><text:span text:style-name="T707">D.<text:s/></text:span><text:span text:style-name="T708">Оценка</text:span><text:span text:style-name="T709"><text:s/></text:span><text:span text:style-name="T710">производительности</text:span><text:span text:style-name="T711">:</text:span></text:p>
      <text:list text:style-name="LFO23" text:continue-numbering="true">
        <text:list-item>
          <text:p text:style-name="P712"><text:span text:style-name="T713">Проведение</text:span><text:span text:style-name="T714"><text:s/></text:span><text:span text:style-name="T715">тестирования</text:span><text:span text:style-name="T716"><text:s/></text:span><text:span text:style-name="T717">производительности</text:span><text:span text:style-name="T718"><text:s/></text:span><text:span text:style-name="T719">для</text:span><text:span text:style-name="T720"><text:s/></text:span><text:span text:style-name="T721">оценки</text:span><text:span text:style-name="T722"><text:s/></text:span><text:span text:style-name="T723">работы</text:span><text:span text:style-name="T724"><text:s/></text:span><text:span text:style-name="T725">приложения</text:span><text:span text:style-name="T726"><text:s/></text:span><text:span text:style-name="T727">при</text:span><text:span text:style-name="T728"><text:s/></text:span><text:span text:style-name="T729">различных</text:span><text:span text:style-name="T730"><text:s/></text:span><text:span text:style-name="T731">нагрузках</text:span><text:span text:style-name="T732">.</text:span></text:p>
        </text:list-item>
      </text:list>
      <text:p text:style-name="P733"><text:span text:style-name="T734">VII</text:span><text:span text:style-name="T735">.<text:s/></text:span><text:span text:style-name="T736">Интеграция</text:span><text:span text:style-name="T737"><text:s/></text:span><text:span text:style-name="T738">и</text:span><text:span text:style-name="T739"><text:s/></text:span><text:span text:style-name="T740">развертывание</text:span><text:span text:style-name="T741">.</text:span></text:p>
      <text:p text:style-name="P742"><text:span text:style-name="T743">A</text:span><text:span text:style-name="T744">.<text:s/></text:span><text:span text:style-name="T745">Развертывание</text:span><text:span text:style-name="T746"><text:s/></text:span><text:span text:style-name="T747">на</text:span><text:span text:style-name="T748"><text:s/></text:span><text:span text:style-name="T749">сервере</text:span><text:span text:style-name="T750">:</text:span></text:p>
      <text:list text:style-name="LFO24" text:continue-numbering="true">
        <text:list-item>
          <text:p text:style-name="P751"><text:span text:style-name="T752">Разработка</text:span><text:span text:style-name="T753"><text:s/></text:span><text:span text:style-name="T754">процесса</text:span><text:span text:style-name="T755"><text:s/></text:span><text:span text:style-name="T756">развертывания</text:span><text:span text:style-name="T757"><text:s/></text:span><text:span text:style-name="T758">приложения</text:span><text:span text:style-name="T759"><text:s/></text:span><text:span text:style-name="T760">на</text:span><text:span text:style-name="T761"><text:s/></text:span><text:span text:style-name="T762">сервере</text:span><text:span text:style-name="T763">,<text:s/></text:span><text:span text:style-name="T764">включая</text:span><text:span text:style-name="T765"><text:s/></text:span><text:span text:style-name="T766">установку</text:span><text:span text:style-name="T767"><text:s/></text:span><text:span text:style-name="T768">и</text:span><text:span text:style-name="T769"><text:s/></text:span><text:span text:style-name="T770">настройку</text:span><text:span text:style-name="T771"><text:s/></text:span><text:span text:style-name="T772">всех</text:span><text:span text:style-name="T773"><text:s/></text:span><text:span text:style-name="T774">необходимых</text:span><text:span text:style-name="T775"><text:s/></text:span><text:span text:style-name="T776">компонентов</text:span><text:span text:style-name="T777">.</text:span></text:p>
        </text:list-item>
      </text:list>
      <text:p text:style-name="P778"><text:span text:style-name="T779">B.<text:s/></text:span><text:span text:style-name="T780">Мониторинг</text:span><text:span text:style-name="T781"><text:s/></text:span><text:span text:style-name="T782">и</text:span><text:span text:style-name="T783"><text:s/></text:span><text:span text:style-name="T784">поддержка</text:span><text:span text:style-name="T785">:</text:span></text:p>
      <text:list text:style-name="LFO25" text:continue-numbering="true">
        <text:list-item>
          <text:p text:style-name="P786"><text:span text:style-name="T787">Организация</text:span><text:span text:style-name="T788"><text:s/></text:span><text:span text:style-name="T789">мониторинга</text:span><text:span text:style-name="T790"><text:s/></text:span><text:span text:style-name="T791">производительности</text:span><text:span text:style-name="T792"><text:s/></text:span><text:span text:style-name="T793">и</text:span><text:span text:style-name="T794"><text:s/></text:span><text:span text:style-name="T795">доступности</text:span><text:span text:style-name="T796"><text:s/></text:span><text:span text:style-name="T797">приложения</text:span><text:span text:style-name="T798">,<text:s/></text:span><text:span text:style-name="T799">а</text:span><text:span text:style-name="T800"><text:s/></text:span><text:span text:style-name="T801">также</text:span><text:span text:style-name="T802"><text:s/></text:span><text:span text:style-name="T803">предоставление</text:span><text:span text:style-name="T804"><text:s/></text:span><text:span text:style-name="T805">технической</text:span><text:span text:style-name="T806"><text:s/></text:span><text:span text:style-name="T807">поддержки</text:span><text:span text:style-name="T808">.</text:span></text:p>
        </text:list-item>
      </text:list>
      <text:p text:style-name="P809"><text:span text:style-name="T810">VIII.<text:s/></text:span><text:span text:style-name="T811">Управление</text:span><text:span text:style-name="T812"><text:s/></text:span><text:span text:style-name="T813">проектом</text:span></text:p>
      <text:p text:style-name="P814"><text:span text:style-name="T815">A.<text:s/></text:span><text:span text:style-name="T816">План</text:span><text:span text:style-name="T817"><text:s/></text:span><text:span text:style-name="T818">разработки</text:span><text:span text:style-name="T819">:</text:span></text:p>
      <text:list text:style-name="LFO26" text:continue-numbering="true">
        <text:list-item>
          <text:p text:style-name="P820"><text:span text:style-name="T821">Определение</text:span><text:span text:style-name="T822"><text:s/></text:span><text:span text:style-name="T823">этапов</text:span><text:span text:style-name="T824"><text:s/></text:span><text:span text:style-name="T825">разработки</text:span><text:span text:style-name="T826">,<text:s/></text:span><text:span text:style-name="T827">сроков</text:span><text:span text:style-name="T828"><text:s/></text:span><text:span text:style-name="T829">и</text:span><text:span text:style-name="T830"><text:s/></text:span><text:span text:style-name="T831">ресурсов</text:span><text:span text:style-name="T832">,<text:s/></text:span><text:span text:style-name="T833">необходимых</text:span><text:span text:style-name="T834"><text:s/></text:span><text:span text:style-name="T835">для</text:span><text:span text:style-name="T836"><text:s/></text:span><text:span text:style-name="T837">завершения</text:span><text:span text:style-name="T838"><text:s/></text:span><text:span text:style-name="T839">проекта</text:span><text:span text:style-name="T840">.</text:span></text:p>
        </text:list-item>
      </text:list>
      <text:p text:style-name="P841"><text:span text:style-name="T842">B.<text:s/></text:span><text:span text:style-name="T843">Распределение</text:span><text:span text:style-name="T844"><text:s/></text:span><text:span text:style-name="T845">обязанностей</text:span><text:span text:style-name="T846">:</text:span></text:p>
      <text:list text:style-name="LFO27" text:continue-numbering="true">
        <text:list-item>
          <text:p text:style-name="P847"><text:span text:style-name="T848">Распределение</text:span><text:span text:style-name="T849"><text:s/></text:span><text:span text:style-name="T850">задач</text:span><text:span text:style-name="T851"><text:s/></text:span><text:span text:style-name="T852">между</text:span><text:span text:style-name="T853"><text:s/></text:span><text:span text:style-name="T854">членами</text:span><text:span text:style-name="T855"><text:s/></text:span><text:span text:style-name="T856">команды</text:span><text:span text:style-name="T857"><text:s/></text:span><text:span text:style-name="T858">разработки</text:span><text:span text:style-name="T859">,<text:s/></text:span><text:span text:style-name="T860">определение</text:span><text:span text:style-name="T861"><text:s/></text:span><text:span text:style-name="T862">их</text:span><text:span text:style-name="T863"><text:s/></text:span><text:span text:style-name="T864">обязанностей</text:span><text:span text:style-name="T865"><text:s/></text:span><text:span text:style-name="T866">и</text:span><text:span text:style-name="T867"><text:s/></text:span><text:span text:style-name="T868">ответственности</text:span><text:span text:style-name="T869">.</text:span></text:p>
        </text:list-item>
      </text:list>
      <text:p text:style-name="P870"><text:span text:style-name="T871">C.<text:s/></text:span><text:span text:style-name="T872">Контроль</text:span><text:span text:style-name="T873"><text:s/></text:span><text:span text:style-name="T874">прогресса</text:span><text:span text:style-name="T875">:</text:span></text:p>
      <text:soft-page-break/>
      <text:list text:style-name="LFO28" text:continue-numbering="true">
        <text:list-item>
          <text:p text:style-name="P876"><text:span text:style-name="T877">Установление</text:span><text:span text:style-name="T878"><text:s/></text:span><text:span text:style-name="T879">системы</text:span><text:span text:style-name="T880"><text:s/></text:span><text:span text:style-name="T881">контроля</text:span><text:span text:style-name="T882"><text:s/></text:span><text:span text:style-name="T883">прогресса</text:span><text:span text:style-name="T884"><text:s/></text:span><text:span text:style-name="T885">разработки</text:span><text:span text:style-name="T886">,<text:s/></text:span><text:span text:style-name="T887">включая</text:span><text:span text:style-name="T888"><text:s/></text:span><text:span text:style-name="T889">регул</text:span><text:span text:style-name="T890">ярные</text:span><text:span text:style-name="T891"><text:s/></text:span><text:span text:style-name="T892">совещания</text:span><text:span text:style-name="T893">,<text:s/></text:span><text:span text:style-name="T894">отчеты</text:span><text:span text:style-name="T895"><text:s/></text:span><text:span text:style-name="T896">и</text:span><text:span text:style-name="T897"><text:s/></text:span><text:span text:style-name="T898">обновление</text:span><text:span text:style-name="T899"><text:s/></text:span><text:span text:style-name="T900">документации</text:span><text:span text:style-name="T901">.</text:span></text:p>
        </text:list-item>
      </text:list>
      <text:p text:style-name="P902"><text:span text:style-name="T903">D.<text:s/></text:span><text:span text:style-name="T904">Управление</text:span><text:span text:style-name="T905"><text:s/></text:span><text:span text:style-name="T906">рисками</text:span><text:span text:style-name="T907">:</text:span></text:p>
      <text:list text:style-name="LFO29" text:continue-numbering="true">
        <text:list-item>
          <text:p text:style-name="P908"><text:span text:style-name="T909">Анализ</text:span><text:span text:style-name="T910"><text:s/></text:span><text:span text:style-name="T911">потенциальных</text:span><text:span text:style-name="T912"><text:s/></text:span><text:span text:style-name="T913">рисков</text:span><text:span text:style-name="T914"><text:s/></text:span><text:span text:style-name="T915">проекта</text:span><text:span text:style-name="T916"><text:s/></text:span><text:span text:style-name="T917">и</text:span><text:span text:style-name="T918"><text:s/></text:span><text:span text:style-name="T919">разработка</text:span><text:span text:style-name="T920"><text:s/></text:span><text:span text:style-name="T921">стратегий</text:span><text:span text:style-name="T922"><text:s/></text:span><text:span text:style-name="T923">их</text:span><text:span text:style-name="T924"><text:s/></text:span><text:span text:style-name="T925">предотвращения</text:span><text:span text:style-name="T926"><text:s/></text:span><text:span text:style-name="T927">или</text:span><text:span text:style-name="T928"><text:s/></text:span><text:span text:style-name="T929">управления</text:span><text:span text:style-name="T930">.</text:span></text:p>
        </text:list-item>
      </text:list>
      <text:p text:style-name="P931"/>
      <text:p text:style-name="P9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2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4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5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6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7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8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9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lshat.yarullin.05@gmail.com</dc:creator>
    <meta:creation-date>2023-10-26T14:49:00Z</meta:creation-date>
    <dc:date>2023-10-28T14:18:00Z</dc:date>
    <meta:template xlink:href="Normal" xlink:type="simple"/>
    <meta:editing-cycles>3</meta:editing-cycles>
    <meta:editing-duration>PT32280S</meta:editing-duration>
    <meta:document-statistic meta:page-count="4" meta:paragraph-count="8" meta:word-count="647" meta:character-count="4327" meta:row-count="30" meta:non-whitespace-character-count="3688"/>
  </office:meta>
</office:document-meta>
</file>